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1">
      <style:paragraph-properties fo:margin-top="0in" fo:margin-bottom="0in"/>
      <style:text-properties style:text-line-through-style="solid"/>
    </style:style>
    <style:style style:name="T1" style:family="text">
      <style:text-properties style:text-line-through-style="soli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615369" text:style-name="L1">
        <text:list-item>
          <text:p text:style-name="P2">Part 1: </text:p>
          <text:list>
            <text:list-item>
              <text:p text:style-name="P3">Kernel.old (which you have modified for Part 1) </text:p>
            </text:list-item>
            <text:list-item>
              <text:p text:style-name="P3">SyncQueue.java </text:p>
            </text:list-item>
            <text:list-item>
              <text:p text:style-name="P3">Any other java programs you coded necessary to implement SyncQueue.java (QueueNode.java or whatever you named) </text:p>
            </text:list-item>
            <text:list-item>
              <text:p text:style-name="P2"><text:span text:style-name="T1">Result when running Test2.class from Shell.clas</text:span> </text:p>
            </text:list-item>
            <text:list-item>
              <text:p text:style-name="P2">Specifications and descriptions about your java programs </text:p>
            </text:list-item>
          </text:list>
        </text:list-item>
        <text:list-item>
          <text:p text:style-name="P2">Part 2: </text:p>
          <text:list>
            <text:list-item>
              <text:p text:style-name="P2">Kernel.java (which you have modified for Part 2) </text:p>
            </text:list-item>
            <text:list-item>
              <text:p text:style-name="P2">Test3.java </text:p>
            </text:list-item>
            <text:list-item>
              <text:p text:style-name="P2">TestThread3a.java and TestThread3b.java if you have implemented disk reading and writing threads separately rather than all in Test3.java. </text:p>
            </text:list-item>
            <text:list-item>
              <text:p text:style-name="P3">Performance result when running Test3.java on your Kernel.old (implemented in Part 1) </text:p>
            </text:list-item>
            <text:list-item>
              <text:p text:style-name="P2">Performance result when running Test3.java on your Kernel.java (implemented in Part 2) </text:p>
            </text:list-item>
            <text:list-item>
              <text:p text:style-name="P2">Specifications and descriptions about your java program </text:p>
            </text:list-item>
          </text:list>
        </text:list-item>
        <text:list-item>
          <text:p text:style-name="P2">Report: </text:p>
          <text:list>
            <text:list-item>
              <text:p text:style-name="P1">Discussions about performance results you got for part 2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00:46:15.61</meta:creation-date>
    <dc:date>2013-11-12T00:55:40.52</dc:date>
    <meta:editing-duration>PT9M25S</meta:editing-duration>
    <meta:editing-cycles>3</meta:editing-cycles>
    <meta:generator>LibreOffice/3.4$Win32 LibreOffice_project/340m1$Build-502</meta:generator>
    <meta:document-statistic meta:table-count="0" meta:image-count="0" meta:object-count="0" meta:page-count="1" meta:paragraph-count="15" meta:word-count="124" meta:character-count="806" meta:non-whitespace-character-count="697"/>
  </office:meta>
</office:document-meta>
</file>